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29f3e" officeooo:paragraph-rsid="00129f3e" style:font-size-asian="22pt" style:language-asian="zh" style:country-asian="CN" style:font-weight-asian="bold" style:font-size-complex="22pt" style:font-weight-complex="bold"/>
    </style:style>
    <style:style style:name="P2" style:family="paragraph" style:parent-style-name="Standard">
      <style:text-properties fo:font-size="17.1000003814697pt" fo:font-weight="normal" officeooo:rsid="00129f3e" officeooo:paragraph-rsid="00129f3e" style:font-size-asian="15pt" style:language-asian="zh" style:country-asian="CN" style:font-weight-asian="normal" style:font-size-complex="17.1000003814697pt" style:font-weight-complex="normal"/>
    </style:style>
    <style:style style:name="P3" style:family="paragraph" style:parent-style-name="Standard">
      <style:text-properties fo:font-size="17.1000003814697pt" fo:font-weight="normal" officeooo:rsid="0014098e" officeooo:paragraph-rsid="0014098e" style:font-size-asian="15pt" style:language-asian="zh" style:country-asian="CN" style:font-weight-asian="normal" style:font-size-complex="17.1000003814697pt" style:font-weight-complex="normal"/>
    </style:style>
    <style:style style:name="P4" style:family="paragraph" style:parent-style-name="Standard">
      <style:text-properties fo:font-size="16pt" fo:font-weight="bold" officeooo:rsid="0013f690" officeooo:paragraph-rsid="0013f690" style:font-size-asian="16pt" style:language-asian="zh" style:country-asian="CN" style:font-weight-asian="bold" style:font-size-complex="16pt" style:font-weight-complex="bold"/>
    </style:style>
    <style:style style:name="T1" style:family="text">
      <style:text-properties officeooo:rsid="0013f6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线程间的通讯:</text:p>
      <text:p text:style-name="P2">生产者与消费者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生产者生产水果，如果水果没有被买走那么就不生产处于等待状态，如果水果被消费者买走就<text:span text:style-name="T1">的时候就通知生产者已经把水果买走来请</text:span>生产，消费者同理，如果水果已经生产出来，那么就买走，<text:span text:style-name="T1">买走之后再通知生产者生产 ，</text:span>如果没有生产出来就等待生产直到水果生产完毕再买走。</text:p>
      <text:p text:style-name="P2"/>
      <text:p text:style-name="P4">线程间通讯的实现:</text:p>
      <text:p text:style-name="P3">注意：</text:p>
      <text:p text:style-name="P3">1线程间的通讯，共享数据一定要有同步代码块synchronized</text:p>
      <text:p text:style-name="P3">2一定要有wait和notify，而且二者一定是成对出现。</text:p>
      <text:p text:style-name="P3">3生产者和消费者的线程实现一定是在while(true)里面</text:p>
      <text:p text:style-name="P3"/>
      <text:p text:style-name="P3">案例:</text:p>
      <text:p text:style-name="P3">共享数据：</text:p>
      <text:p text:style-name="P3">public class Pruit {</text:p>
      <text:p text:style-name="P3"><text:s text:c="4"/>private String name;</text:p>
      <text:p text:style-name="P3"><text:s text:c="4"/>private boolean zhuantai;</text:p>
      <text:p text:style-name="P3"><text:tab/>public String getName() {</text:p>
      <text:p text:style-name="P3"><text:tab/><text:tab/>return name;</text:p>
      <text:p text:style-name="P3"><text:tab/>}</text:p>
      <text:p text:style-name="P3"><text:tab/>public void setName(String name) {</text:p>
      <text:p text:style-name="P3"><text:tab/><text:tab/>this.name = name;</text:p>
      <text:p text:style-name="P3"><text:tab/>}</text:p>
      <text:p text:style-name="P3"><text:tab/>public boolean isZhuantai() {</text:p>
      <text:p text:style-name="P3"><text:tab/><text:tab/>return zhuantai;</text:p>
      <text:p text:style-name="P3"><text:tab/>}</text:p>
      <text:p text:style-name="P3"><text:tab/>public void setZhuantai(boolean zhuantai) {</text:p>
      <text:p text:style-name="P3"><text:tab/><text:tab/>this.zhuantai = zhuantai;</text:p>
      <text:p text:style-name="P3"><text:soft-page-break/><text:tab/>}</text:p>
      <text:p text:style-name="P3">}</text:p>
      <text:p text:style-name="P3">生产者:</text:p>
      <text:p text:style-name="P3">public class Shencpruit implements Runnable{</text:p>
      <text:p text:style-name="P3"><text:s text:c="3"/></text:p>
      <text:p text:style-name="P3"><text:tab/></text:p>
      <text:p text:style-name="P3"><text:s text:c="3"/>private Pruit fruit;</text:p>
      <text:p text:style-name="P3"><text:s text:c="3"/></text:p>
      <text:p text:style-name="P3"><text:tab/>public Shencpruit(Pruit fruit) {</text:p>
      <text:p text:style-name="P3"><text:tab/>super();</text:p>
      <text:p text:style-name="P3"><text:tab/>this.fruit = fruit;</text:p>
      <text:p text:style-name="P3">}</text:p>
      <text:p text:style-name="P3"/>
      <text:p text:style-name="P3"><text:tab/>@Override</text:p>
      <text:p text:style-name="P3"><text:tab/>public void run() {<text:tab/><text:tab/></text:p>
      <text:p text:style-name="P3"><text:tab/><text:tab/>while(true){//有共享数据，有多个线程操作共享数据，必须使用锁</text:p>
      <text:p text:style-name="P3"><text:tab/><text:tab/><text:tab/>synchronized (fruit) {</text:p>
      <text:p text:style-name="P3"><text:tab/><text:tab/><text:tab/><text:tab/>//如果水果已经存在生产者就不生产就等待消费者买走再生产</text:p>
      <text:p text:style-name="P3"><text:tab/><text:tab/><text:tab/><text:tab/>if(fruit.isZhuantai()){</text:p>
      <text:p text:style-name="P3"><text:tab/><text:tab/><text:tab/><text:tab/><text:tab/>try {</text:p>
      <text:p text:style-name="P3"><text:tab/><text:tab/><text:tab/><text:tab/><text:tab/><text:tab/>//线程被挂起变成阻塞状态</text:p>
      <text:p text:style-name="P3"><text:tab/><text:tab/><text:tab/><text:tab/><text:tab/><text:tab/>fruit.wait();</text:p>
      <text:p text:style-name="P3"><text:tab/><text:tab/><text:tab/><text:tab/><text:tab/>} catch (InterruptedException e) {</text:p>
      <text:p text:style-name="P3"><text:tab/><text:tab/><text:tab/><text:tab/><text:tab/><text:tab/>// TODO Auto-generated catch block</text:p>
      <text:p text:style-name="P3"><text:tab/><text:tab/><text:tab/><text:tab/><text:tab/><text:tab/>e.printStackTrace();</text:p>
      <text:p text:style-name="P3"><text:tab/><text:tab/><text:tab/><text:tab/><text:tab/>}</text:p>
      <text:p text:style-name="P3"><text:tab/><text:tab/><text:tab/><text:tab/>}</text:p>
      <text:p text:style-name="P3"><text:tab/><text:tab/><text:tab/><text:tab/>try {</text:p>
      <text:p text:style-name="P3"><text:tab/><text:tab/><text:tab/><text:tab/><text:tab/>Thread.sleep(100);</text:p>
      <text:p text:style-name="P3"><text:tab/><text:tab/><text:tab/><text:tab/>} catch (InterruptedException e) {</text:p>
      <text:p text:style-name="P3"><text:tab/><text:tab/><text:tab/><text:tab/><text:tab/>// TODO Auto-generated catch block</text:p>
      <text:p text:style-name="P3"><text:tab/><text:tab/><text:tab/><text:tab/><text:tab/>e.printStackTrace();</text:p>
      <text:p text:style-name="P3"><text:tab/><text:tab/><text:tab/><text:tab/>}</text:p>
      <text:p text:style-name="P3"><text:tab/><text:tab/><text:tab/><text:tab/><text:tab/>System.out.println(fruit.getName()+"水果被生产出来");</text:p>
      <text:p text:style-name="P3"><text:soft-page-break/><text:tab/><text:tab/><text:tab/><text:tab/><text:tab/>//把水果状态变成存在</text:p>
      <text:p text:style-name="P3"><text:tab/><text:tab/><text:tab/><text:tab/><text:tab/>fruit.setZhuantai(true);</text:p>
      <text:p text:style-name="P3"><text:tab/><text:tab/><text:tab/><text:tab/><text:tab/>//唤醒等待的线程</text:p>
      <text:p text:style-name="P3"><text:tab/><text:tab/><text:tab/><text:tab/><text:tab/>fruit.notify();</text:p>
      <text:p text:style-name="P3"><text:tab/><text:tab/><text:tab/>}</text:p>
      <text:p text:style-name="P3"><text:tab/><text:tab/>}</text:p>
      <text:p text:style-name="P3"><text:tab/>}</text:p>
      <text:p text:style-name="P3"/>
      <text:p text:style-name="P3"><text:tab/> <text:s text:c="2"/></text:p>
      <text:p text:style-name="P3"/>
      <text:p text:style-name="P3">}</text:p>
      <text:p text:style-name="P3">消费者:</text:p>
      <text:p text:style-name="P3">public class Maifruit implements Runnable {</text:p>
      <text:p text:style-name="P3"/>
      <text:p text:style-name="P3"><text:tab/>private Pruit fruit;</text:p>
      <text:p text:style-name="P3"/>
      <text:p text:style-name="P3"><text:tab/></text:p>
      <text:p text:style-name="P3"><text:tab/></text:p>
      <text:p text:style-name="P3"/>
      <text:p text:style-name="P3"/>
      <text:p text:style-name="P3"><text:tab/>public <text:s/>Maifruit(Pruit fruit) {</text:p>
      <text:p text:style-name="P3"><text:tab/><text:tab/>super();</text:p>
      <text:p text:style-name="P3"><text:tab/><text:tab/>this.fruit = fruit;</text:p>
      <text:p text:style-name="P3"><text:tab/>}</text:p>
      <text:p text:style-name="P3"/>
      <text:p text:style-name="P3"/>
      <text:p text:style-name="P3"/>
      <text:p text:style-name="P3"/>
      <text:p text:style-name="P3"/>
      <text:p text:style-name="P3"><text:tab/>@Override</text:p>
      <text:p text:style-name="P3"><text:tab/>public void run() {</text:p>
      <text:p text:style-name="P3"><text:tab/><text:tab/>while(true){//有共享数据，有多个线程操作共享数据，必须使用锁</text:p>
      <text:p text:style-name="P3"><text:tab/><text:tab/><text:tab/>synchronized (fruit) {</text:p>
      <text:p text:style-name="P3"><text:tab/><text:tab/><text:tab/><text:tab/>if(!fruit.isZhuantai()){</text:p>
      <text:p text:style-name="P3"><text:tab/><text:tab/><text:tab/><text:tab/><text:tab/>try {</text:p>
      <text:p text:style-name="P3"><text:tab/><text:tab/><text:tab/><text:tab/><text:tab/><text:tab/>fruit.wait();</text:p>
      <text:p text:style-name="P3"><text:soft-page-break/><text:tab/><text:tab/><text:tab/><text:tab/><text:tab/>} catch (InterruptedException e) {</text:p>
      <text:p text:style-name="P3"><text:tab/><text:tab/><text:tab/><text:tab/><text:tab/><text:tab/>// TODO Auto-generated catch block</text:p>
      <text:p text:style-name="P3"><text:tab/><text:tab/><text:tab/><text:tab/><text:tab/><text:tab/>e.printStackTrace();</text:p>
      <text:p text:style-name="P3"><text:tab/><text:tab/><text:tab/><text:tab/><text:tab/>}</text:p>
      <text:p text:style-name="P3"><text:tab/><text:tab/><text:tab/><text:tab/>}</text:p>
      <text:p text:style-name="P3"><text:tab/><text:tab/><text:tab/><text:tab/>try {</text:p>
      <text:p text:style-name="P3"><text:tab/><text:tab/><text:tab/><text:tab/><text:tab/>Thread.sleep(100);</text:p>
      <text:p text:style-name="P3"><text:tab/><text:tab/><text:tab/><text:tab/>} catch (InterruptedException e) {</text:p>
      <text:p text:style-name="P3"><text:tab/><text:tab/><text:tab/><text:tab/><text:tab/>// TODO Auto-generated catch block</text:p>
      <text:p text:style-name="P3"><text:tab/><text:tab/><text:tab/><text:tab/><text:tab/>e.printStackTrace();</text:p>
      <text:p text:style-name="P3"><text:tab/><text:tab/><text:tab/><text:tab/>}</text:p>
      <text:p text:style-name="P3"><text:tab/><text:tab/><text:tab/><text:tab/>System.out.println(fruit.getName()+"水果被买走");</text:p>
      <text:p text:style-name="P3"><text:tab/><text:tab/><text:tab/><text:tab/>fruit.setZhuantai(false);</text:p>
      <text:p text:style-name="P3"><text:tab/><text:tab/><text:tab/><text:tab/>//唤醒生产者线程</text:p>
      <text:p text:style-name="P3"><text:tab/><text:tab/><text:tab/><text:tab/>fruit.notify();</text:p>
      <text:p text:style-name="P3"><text:tab/><text:tab/><text:tab/><text:tab/></text:p>
      <text:p text:style-name="P3"><text:tab/><text:tab/><text:tab/>}</text:p>
      <text:p text:style-name="P3"><text:tab/><text:tab/>}</text:p>
      <text:p text:style-name="P3"><text:tab/>}</text:p>
      <text:p text:style-name="P3">}</text:p>
      <text:p text:style-name="P3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36S</meta:editing-duration>
    <meta:editing-cycles>3</meta:editing-cycles>
    <meta:generator>LibreOffice/5.3.0.3$Windows_X86_64 LibreOffice_project/7074905676c47b82bbcfbea1aeefc84afe1c50e1</meta:generator>
    <dc:date>2018-01-05T11:51:06.067000000</dc:date>
    <meta:document-statistic meta:table-count="0" meta:image-count="0" meta:object-count="0" meta:page-count="4" meta:paragraph-count="103" meta:word-count="527" meta:character-count="1953" meta:non-whitespace-character-count="1585"/>
    <meta:user-defined meta:name="Info 1"/>
    <meta:user-defined meta:name="Info 2"/>
    <meta:user-defined meta:name="Info 3"/>
    <meta:user-defined meta:name="Info 4"/>
  </office:meta>
</office:document-meta>
</file>